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136.86pt"/>
    </style:style>
    <style:style style:name="co3" style:family="table-column">
      <style:table-column-properties fo:break-before="auto" style:column-width="63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05pt"/>
    </style:style>
    <style:style style:name="co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adow="#eeeeee 2.01pt 2.01pt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order-bottom="0.74pt solid #cccccc" fo:background-color="#999999" style:text-align-source="fix" style:repeat-content="false" fo:border-left="1.25pt solid #999999" fo:border-right="1.25pt solid #999999" style:shadow="#eeeeee 2.01pt 2.01pt" fo:border-top="1.25pt solid #999999"/>
      <style:paragraph-properties fo:text-align="start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74pt solid #cccccc" fo:background-color="#999999" style:text-align-source="fix" style:repeat-content="false" fo:border-left="1.25pt solid #999999" fo:border-right="1.25pt solid #999999" style:shadow="#eeeeee 2.01pt 2.01pt" fo:border-top="0.74pt solid #cccccc"/>
      <style:paragraph-properties fo:text-align="start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74pt solid #cccccc" fo:background-color="#999999" fo:border-left="1.25pt solid #999999" fo:border-right="1.25pt solid #999999" style:shadow="#eeeeee 2.01pt 2.01pt" fo:border-top="0.74pt solid #cccccc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25pt solid #999999" fo:background-color="#999999" fo:border-left="1.25pt solid #999999" fo:border-right="1.25pt solid #999999" style:shadow="#eeeeee 2.01pt 2.01pt" fo:border-top="0.74pt solid #cccccc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style:shadow="#eeeeee 2.01pt 2.01pt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-bottom="0.74pt solid #cccccc" fo:background-color="#999999" style:text-align-source="fix" style:repeat-content="false" fo:border-left="1.25pt solid #999999" fo:border-right="1.25pt solid #999999" style:shadow="#eeeeee 2.01pt 2.01pt" fo:border-top="1.25pt solid #999999"/>
      <style:paragraph-properties fo:text-align="start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cccccc" fo:background-color="#999999" style:text-align-source="fix" style:repeat-content="false" fo:border-left="1.25pt solid #999999" fo:border-right="1.25pt solid #999999" style:shadow="#eeeeee 2.01pt 2.01pt" fo:border-top="0.74pt solid #cccccc"/>
      <style:paragraph-properties fo:text-align="start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0.74pt solid #cccccc" fo:background-color="#999999" fo:border-left="1.25pt solid #999999" fo:border-right="1.25pt solid #999999" style:shadow="#eeeeee 2.01pt 2.01pt" fo:border-top="0.74pt solid #cccccc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1.25pt solid #999999" fo:background-color="#999999" fo:border-left="1.25pt solid #999999" fo:border-right="1.25pt solid #999999" style:shadow="#eeeeee 2.01pt 2.01pt" fo:border-top="0.74pt solid #cccccc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74pt solid #cccccc" fo:background-color="#999999" style:text-align-source="fix" style:repeat-content="false" fo:border-left="1.25pt solid #999999" fo:border-right="1.25pt solid #999999" style:shadow="#eeeeee 2.01pt 2.01pt" fo:border-top="1.25pt solid #999999" style:vertical-align="middle"/>
      <style:paragraph-properties fo:text-align="center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1.25pt solid #999999" fo:background-color="#999999" style:text-align-source="fix" style:repeat-content="false" fo:border-left="1.25pt solid #999999" fo:border-right="0.74pt solid #cccccc" style:shadow="#eeeeee 2.01pt 2.01pt" fo:border-top="0.74pt solid #cccccc"/>
      <style:paragraph-properties fo:text-align="center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cccccc" fo:border-left="none" fo:border-right="0.74pt solid #cccccc" style:shadow="#eeeeee 2.01pt 2.01pt" fo:border-top="none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order-bottom="0.74pt solid #cccccc" fo:border-left="none" fo:border-right="0.74pt solid #cccccc" style:shadow="#eeeeee 2.01pt 2.01pt" fo:border-top="0.74pt solid #cccccc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order-bottom="1.25pt solid #999999" fo:border-left="none" fo:border-right="0.74pt solid #cccccc" style:shadow="#eeeeee 2.01pt 2.01pt" fo:border-top="0.74pt solid #cccccc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999999" style:text-align-source="fix" style:repeat-content="false" fo:border="1.25pt solid #999999" style:shadow="#eeeeee 2.01pt 2.01pt"/>
      <style:paragraph-properties fo:text-align="center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74pt solid #cccccc" style:text-align-source="fix" style:repeat-content="false" fo:border-left="1.25pt solid #999999" fo:border-right="1.25pt solid #999999" style:shadow="#eeeeee 2.01pt 2.01pt" fo:border-top="1.25pt solid #999999"/>
      <style:paragraph-properties fo:text-align="center" fo:margin-left="0pt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0.74pt solid #cccccc" style:text-align-source="fix" style:repeat-content="false" fo:border-left="1.25pt solid #999999" fo:border-right="1.25pt solid #999999" style:shadow="#eeeeee 2.01pt 2.01pt" fo:border-top="0.74pt solid #cccccc"/>
      <style:paragraph-properties fo:text-align="center" fo:margin-left="0pt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order-bottom="1.25pt solid #999999" style:text-align-source="fix" style:repeat-content="false" fo:border-left="1.25pt solid #999999" fo:border-right="1.25pt solid #999999" style:shadow="#eeeeee 2.01pt 2.01pt" fo:border-top="0.74pt solid #cccccc"/>
      <style:paragraph-properties fo:text-align="center" fo:margin-left="0pt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order-bottom="0.74pt solid #cccccc" fo:background-color="#999999" fo:border-left="0.74pt solid #cccccc" fo:border-right="0.74pt solid #cccccc" style:shadow="#eeeeee 2.01pt 2.01pt" fo:border-top="1.25pt solid #999999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1.25pt solid #999999" fo:background-color="#999999" style:text-align-source="fix" style:repeat-content="false" fo:border-left="0.74pt solid #cccccc" fo:border-right="0.74pt solid #cccccc" style:shadow="#eeeeee 2.01pt 2.01pt" fo:border-top="0.74pt solid #cccccc"/>
      <style:paragraph-properties fo:text-align="center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74pt solid #cccccc" fo:border-left="0.74pt solid #cccccc" fo:border-right="0.74pt solid #cccccc" style:shadow="#eeeeee 2.01pt 2.01pt" fo:border-top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="0.74pt solid #cccccc" style:shadow="#eeeeee 2.01pt 2.01pt"/>
      <style:text-properties style:font-name="arial" fo:font-size="11pt" style:font-size-asian="11pt" style:font-size-complex="11pt"/>
    </style:style>
    <style:style style:name="ce25" style:family="table-cell" style:parent-style-name="Default">
      <style:table-cell-properties fo:border-bottom="1.25pt solid #999999" fo:border-left="0.74pt solid #cccccc" fo:border-right="0.74pt solid #cccccc" style:shadow="#eeeeee 2.01pt 2.01pt" fo:border-top="0.74pt solid #cccccc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fo:border-bottom="0.74pt solid #cccccc" fo:border-left="0.74pt solid #cccccc" fo:border-right="0.74pt solid #cccccc" style:shadow="#eeeeee 2.01pt 2.01pt" fo:border-top="none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order-bottom="0.74pt solid #cccccc" fo:background-color="#999999" fo:border-left="0.74pt solid #cccccc" fo:border-right="1.25pt solid #999999" style:shadow="#eeeeee 2.01pt 2.01pt" fo:border-top="1.25pt solid #999999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1.25pt solid #999999" fo:background-color="#999999" style:text-align-source="fix" style:repeat-content="false" fo:border-left="0.74pt solid #cccccc" fo:border-right="1.25pt solid #999999" style:shadow="#eeeeee 2.01pt 2.01pt" fo:border-top="0.74pt solid #cccccc"/>
      <style:paragraph-properties fo:text-align="center" fo:margin-left="0pt"/>
      <style:text-properties fo:color="#eeeeee" style:font-name="arial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0.74pt solid #cccccc" fo:border-left="0.74pt solid #cccccc" fo:border-right="1.25pt solid #999999" style:shadow="#eeeeee 2.01pt 2.01pt" fo:border-top="none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order-bottom="0.74pt solid #cccccc" fo:border-left="0.74pt solid #cccccc" fo:border-right="1.25pt solid #999999" style:shadow="#eeeeee 2.01pt 2.01pt" fo:border-top="0.74pt solid #cccccc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order-bottom="1.25pt solid #999999" fo:border-left="0.74pt solid #cccccc" fo:border-right="1.25pt solid #999999" style:shadow="#eeeeee 2.01pt 2.01pt" fo:border-top="0.74pt solid #cccccc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5"/>
        </table:table-row>
        <table:table-row table:style-name="ro1" table:number-rows-repeated="10">
          <table:table-cell table:number-columns-repeated="15"/>
        </table:table-row>
        <table:table-row table:style-name="ro2">
          <table:table-cell table:style-name="ce1"/>
          <table:table-cell table:style-name="ce12" office:value-type="string" calcext:value-type="string" table:number-columns-spanned="10" table:number-rows-spanned="1">
            <text:p>Execuções</text:p>
          </table:table-cell>
          <table:covered-table-cell table:number-columns-repeated="8" table:style-name="ce21"/>
          <table:covered-table-cell table:style-name="ce27"/>
          <table:table-cell table:number-columns-repeated="4"/>
        </table:table-row>
        <table:table-row table:style-name="ro2">
          <table:table-cell table:style-name="ce1"/>
          <table:table-cell table:style-name="ce1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Logistic Regression Error</text:p>
          </table:table-cell>
          <table:table-cell table:style-name="ce14" office:value-type="float" office:value="0.0154" calcext:value-type="float">
            <text:p>0.0154</text:p>
          </table:table-cell>
          <table:table-cell table:style-name="ce23" office:value-type="float" office:value="0.0132" calcext:value-type="float">
            <text:p>0.0132</text:p>
          </table:table-cell>
          <table:table-cell table:style-name="ce26" office:value-type="float" office:value="0.011" calcext:value-type="float">
            <text:p>0.011</text:p>
          </table:table-cell>
          <table:table-cell table:style-name="ce26" office:value-type="float" office:value="0.0044" calcext:value-type="float">
            <text:p>0.0044</text:p>
          </table:table-cell>
          <table:table-cell table:style-name="ce26" office:value-type="float" office:value="0.0198" calcext:value-type="float">
            <text:p>0.0198</text:p>
          </table:table-cell>
          <table:table-cell table:style-name="ce26" office:value-type="float" office:value="0.0088" calcext:value-type="float">
            <text:p>0.0088</text:p>
          </table:table-cell>
          <table:table-cell table:style-name="ce26" office:value-type="float" office:value="0.011" calcext:value-type="float">
            <text:p>0.011</text:p>
          </table:table-cell>
          <table:table-cell table:style-name="ce26" office:value-type="float" office:value="0.0132" calcext:value-type="float">
            <text:p>0.0132</text:p>
          </table:table-cell>
          <table:table-cell table:style-name="ce26" office:value-type="float" office:value="0.0044" calcext:value-type="float">
            <text:p>0.0044</text:p>
          </table:table-cell>
          <table:table-cell table:style-name="ce29" office:value-type="float" office:value="0.0154" calcext:value-type="float">
            <text:p>0.0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-Nearest Neighbors Error</text:p>
          </table:table-cell>
          <table:table-cell table:style-name="ce15" office:value-type="float" office:value="0.0022" calcext:value-type="float">
            <text:p>0.0022</text:p>
          </table:table-cell>
          <table:table-cell table:number-columns-repeated="2" table:style-name="ce24" office:value-type="float" office:value="0.0022" calcext:value-type="float">
            <text:p>0.0022</text:p>
          </table:table-cell>
          <table:table-cell table:style-name="ce24" office:value-type="float" office:value="0.0044" calcext:value-type="float">
            <text:p>0.0044</text:p>
          </table:table-cell>
          <table:table-cell table:number-columns-repeated="2" table:style-name="ce24" office:value-type="float" office:value="0.0022" calcext:value-type="float">
            <text:p>0.00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0.0022" calcext:value-type="float">
            <text:p>0.002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ive Bayes Error</text:p>
          </table:table-cell>
          <table:table-cell table:style-name="ce15" office:value-type="float" office:value="0.0816" calcext:value-type="float">
            <text:p>0.0816</text:p>
          </table:table-cell>
          <table:table-cell table:style-name="ce24" office:value-type="float" office:value="0.064" calcext:value-type="float">
            <text:p>0.064</text:p>
          </table:table-cell>
          <table:table-cell table:style-name="ce24" office:value-type="float" office:value="0.0618" calcext:value-type="float">
            <text:p>0.0618</text:p>
          </table:table-cell>
          <table:table-cell table:style-name="ce24" office:value-type="float" office:value="0.0728" calcext:value-type="float">
            <text:p>0.0728</text:p>
          </table:table-cell>
          <table:table-cell table:style-name="ce24" office:value-type="float" office:value="0.0662" calcext:value-type="float">
            <text:p>0.0662</text:p>
          </table:table-cell>
          <table:table-cell table:style-name="ce24" office:value-type="float" office:value="0.0618" calcext:value-type="float">
            <text:p>0.0618</text:p>
          </table:table-cell>
          <table:table-cell table:style-name="ce24" office:value-type="float" office:value="0.7284" calcext:value-type="float">
            <text:p>0.7284</text:p>
          </table:table-cell>
          <table:table-cell table:style-name="ce24" office:value-type="float" office:value="0.0706" calcext:value-type="float">
            <text:p>0.0706</text:p>
          </table:table-cell>
          <table:table-cell table:style-name="ce24" office:value-type="float" office:value="0.064" calcext:value-type="float">
            <text:p>0.064</text:p>
          </table:table-cell>
          <table:table-cell table:style-name="ce30" office:value-type="float" office:value="0.0684" calcext:value-type="float">
            <text:p>0.0684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CNemarKnn_Log</text:p>
          </table:table-cell>
          <table:table-cell table:style-name="ce15" office:value-type="float" office:value="3.125" calcext:value-type="float">
            <text:p>3.125</text:p>
          </table:table-cell>
          <table:table-cell table:style-name="ce24" office:value-type="float" office:value="2.2857" calcext:value-type="float">
            <text:p>2.2857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office:value-type="float" office:value="4.9" calcext:value-type="float">
            <text:p>4.9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3.2" calcext:value-type="float">
            <text:p>3.2</text:p>
          </table:table-cell>
          <table:table-cell table:style-name="ce24" office:value-type="float" office:value="2.1857" calcext:value-type="float">
            <text:p>2.1857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5.1428" calcext:value-type="float">
            <text:p>5.1428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CNemarKB_Log</text:p>
          </table:table-cell>
          <table:table-cell table:style-name="ce15" office:value-type="float" office:value="19.1136" calcext:value-type="float">
            <text:p>19.1136</text:p>
          </table:table-cell>
          <table:table-cell table:style-name="ce24" office:value-type="float" office:value="13.8285" calcext:value-type="float">
            <text:p>13.8285</text:p>
          </table:table-cell>
          <table:table-cell table:style-name="ce24" office:value-type="float" office:value="17.9259" calcext:value-type="float">
            <text:p>17.9259</text:p>
          </table:table-cell>
          <table:table-cell table:style-name="ce24" office:value-type="float" office:value="25.7142" calcext:value-type="float">
            <text:p>25.7142</text:p>
          </table:table-cell>
          <table:table-cell table:style-name="ce24" office:value-type="float" office:value="12.1212" calcext:value-type="float">
            <text:p>12.1212</text:p>
          </table:table-cell>
          <table:table-cell table:style-name="ce24" office:value-type="float" office:value="20.3461" calcext:value-type="float">
            <text:p>20.3461</text:p>
          </table:table-cell>
          <table:table-cell table:style-name="ce24" office:value-type="float" office:value="19.1842" calcext:value-type="float">
            <text:p>19.1842</text:p>
          </table:table-cell>
          <table:table-cell table:style-name="ce24" office:value-type="float" office:value="20.8333" calcext:value-type="float">
            <text:p>20.8333</text:p>
          </table:table-cell>
          <table:table-cell table:style-name="ce24" office:value-type="float" office:value="23.3103" calcext:value-type="float">
            <text:p>23.3103</text:p>
          </table:table-cell>
          <table:table-cell table:style-name="ce30" office:value-type="float" office:value="14.6944" calcext:value-type="float">
            <text:p>14.6944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MCNemarKB_Knn</text:p>
          </table:table-cell>
          <table:table-cell table:style-name="ce16" office:value-type="float" office:value="34.0277" calcext:value-type="float">
            <text:p>34.0277</text:p>
          </table:table-cell>
          <table:table-cell table:style-name="ce25" office:value-type="float" office:value="26.0357" calcext:value-type="float">
            <text:p>26.0357</text:p>
          </table:table-cell>
          <table:table-cell table:style-name="ce25" office:value-type="float" office:value="25.037" calcext:value-type="float">
            <text:p>25.037</text:p>
          </table:table-cell>
          <table:table-cell table:style-name="ce25" office:value-type="float" office:value="29.0322" calcext:value-type="float">
            <text:p>29.0322</text:p>
          </table:table-cell>
          <table:table-cell table:style-name="ce25" office:value-type="float" office:value="27.0344" calcext:value-type="float">
            <text:p>27.0344</text:p>
          </table:table-cell>
          <table:table-cell table:style-name="ce25" office:value-type="float" office:value="25.037" calcext:value-type="float">
            <text:p>25.037</text:p>
          </table:table-cell>
          <table:table-cell table:style-name="ce25" office:value-type="float" office:value="31.0303" calcext:value-type="float">
            <text:p>31.0303</text:p>
          </table:table-cell>
          <table:table-cell table:style-name="ce25" office:value-type="float" office:value="29.0322" calcext:value-type="float">
            <text:p>29.0322</text:p>
          </table:table-cell>
          <table:table-cell table:style-name="ce25" office:value-type="float" office:value="24.3" calcext:value-type="float">
            <text:p>24.3</text:p>
          </table:table-cell>
          <table:table-cell table:style-name="ce31" office:value-type="float" office:value="29.0322" calcext:value-type="float">
            <text:p>29.0322</text:p>
          </table:table-cell>
          <table:table-cell table:number-columns-repeated="4"/>
        </table:table-row>
        <table:table-row table:style-name="ro1" table:number-rows-repeated="9">
          <table:table-cell table:number-columns-repeated="15"/>
        </table:table-row>
        <table:table-row table:style-name="ro1" table:number-rows-repeated="3">
          <table:table-cell table:style-name="ce6" table:number-columns-repeated="2"/>
          <table:table-cell table:number-columns-repeated="13"/>
        </table:table-row>
        <table:table-row table:style-name="ro2">
          <table:table-cell table:style-name="ce7"/>
          <table:table-cell table:style-name="ce17" office:value-type="string" calcext:value-type="string">
            <text:p>Média Aritmética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Logistic Regression Error</text:p>
          </table:table-cell>
          <table:table-cell table:style-name="ce18" table:formula="of:=AVERAGE([.B15:.K15])" office:value-type="float" office:value="0.01166" calcext:value-type="float">
            <text:p>0.01166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K-Nearest Neighbors Error</text:p>
          </table:table-cell>
          <table:table-cell table:style-name="ce19" table:formula="of:=AVERAGE([.B16:.K16])" office:value-type="float" office:value="0.00198" calcext:value-type="float">
            <text:p>0.00198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Naive Bayes Error</text:p>
          </table:table-cell>
          <table:table-cell table:style-name="ce19" table:formula="of:=AVERAGE([.B17:.K17])" office:value-type="float" office:value="0.13396" calcext:value-type="float">
            <text:p>0.13396</text:p>
          </table:table-cell>
          <table:table-cell table:number-columns-repeated="13"/>
        </table:table-row>
        <table:table-row table:style-name="ro2">
          <table:table-cell table:style-name="ce10" office:value-type="string" calcext:value-type="string">
            <text:p>MCNemarKnn_Log</text:p>
          </table:table-cell>
          <table:table-cell table:style-name="ce19" table:formula="of:=AVERAGE([.B18:.K18])" office:value-type="float" office:value="2.33892" calcext:value-type="float">
            <text:p>2.33892</text:p>
          </table:table-cell>
          <table:table-cell table:number-columns-repeated="13"/>
        </table:table-row>
        <table:table-row table:style-name="ro2">
          <table:table-cell table:style-name="ce10" office:value-type="string" calcext:value-type="string">
            <text:p>MCNemarKB_Log</text:p>
          </table:table-cell>
          <table:table-cell table:style-name="ce19" table:formula="of:=AVERAGE([.B19:.K19])" office:value-type="float" office:value="18.70717" calcext:value-type="float">
            <text:p>18.70717</text:p>
          </table:table-cell>
          <table:table-cell table:number-columns-repeated="13"/>
        </table:table-row>
        <table:table-row table:style-name="ro2">
          <table:table-cell table:style-name="ce11" office:value-type="string" calcext:value-type="string">
            <text:p>MCNemarKB_Knn</text:p>
          </table:table-cell>
          <table:table-cell table:style-name="ce20" table:formula="of:=AVERAGE([.B20:.K20])" office:value-type="float" office:value="27.95987" calcext:value-type="float">
            <text:p>27.9598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0pt" fo:margin-bottom="0pt" fo:margin-left="20.15pt" fo:margin-right="0pt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4:19:28.732982463</meta:creation-date>
    <dc:date>2018-10-20T15:59:04.454768300</dc:date>
    <meta:editing-duration>PT47M17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